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741" officeooo:paragraph-rsid="0009e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</text:p>
      <text:p text:style-name="P1">Ultima Clase</text:p>
      <text:p text:style-name="P1">Final 19/07/2021—Proyecto web con listas – ABM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9:11:18.743549325</meta:creation-date>
    <dc:date>2021-06-29T20:04:42.875374097</dc:date>
    <meta:editing-duration>PT9H13M3S</meta:editing-duration>
    <meta:editing-cycles>1</meta:editing-cycles>
    <meta:document-statistic meta:table-count="0" meta:image-count="0" meta:object-count="0" meta:page-count="1" meta:paragraph-count="3" meta:word-count="11" meta:character-count="78" meta:non-whitespace-character-count="69"/>
    <meta:generator>LibreOffice/6.4.7.2$Linux_X86_64 LibreOffice_project/40$Build-2</meta:generator>
  </office:meta>
</office:document-meta>
</file>